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PropertyUtilsTests.fallbackTo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ContextPropertyUtilsTests.resolveAsServletContextIni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